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24pt" fo:font-weight="normal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layer="layout" svg:width="16.486cm" svg:height="14.296cm" svg:x="3.174cm" svg:y="2.452cm">
          <draw:text-box>
            <text:p text:style-name="P1"><text:span text:style-name="T1">Ejga, jih folk prodaja kr tko po tleh, tko da zlo pocen skoz prideš, če mal barantaš.</text:span></text:p>
            <text:p text:style-name="P1"><text:span text:style-name="T2"/></text:p>
            <text:p text:style-name="P1"><text:span text:style-name="T2">Dauš vedu, kok se to rihta, pa uglas se še kej.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sl" fo:country="SI" style:font-family-asian="'Andale WT UI', 'MS Mincho', 'HG Mincho L', 'MS PGothic', 'Arial Unicode MS'" style:font-pitch-asian="variable" style:font-size-asian="6.80000019073486pt" style:language-asian="zxx" style:country-asian="none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545cm" fo:margin-left="0.55cm" fo:margin-right="0.685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09:50:33</meta:creation-date>
    <dc:creator>Garfield Peanuts</dc:creator>
    <dc:date>2007-07-07T12:28:24</dc:date>
    <meta:editing-cycles>23</meta:editing-cycles>
    <meta:editing-duration>PT37M1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